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DejaVu Sans" fo:font-size="14pt" fo:font-weight="bold" officeooo:paragraph-rsid="0005bef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paragraph-rsid="0005bef4" style:font-size-asian="12pt" style:font-weight-asian="bold" style:font-size-complex="12pt" style:font-weight-complex="bold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5bef4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5ccc4"/>
    </style:style>
    <style:style style:name="T1" style:family="text">
      <style:text-properties officeooo:rsid="0005bef4"/>
    </style:style>
    <style:style style:name="T2" style:family="text">
      <style:text-properties fo:font-weight="normal" officeooo:rsid="0005bef4" style:font-weight-asian="normal" style:font-weight-complex="normal"/>
    </style:style>
    <style:style style:name="T3" style:family="text">
      <style:text-properties style:use-window-font-color="true" style:font-name="DejaVu Sans" fo:font-size="12pt" fo:font-weight="bold" officeooo:rsid="0005ccc4" style:font-size-asian="12pt" style:font-weight-asian="bold" style:font-size-complex="12pt" style:font-weight-complex="bold"/>
    </style:style>
    <style:style style:name="T4" style:family="text">
      <style:text-properties style:use-window-font-color="true" style:font-name="DejaVu Sans" fo:font-size="12pt" fo:font-weight="normal" officeooo:rsid="0005bef4" style:font-size-asian="12pt" style:font-weight-asian="normal" style:font-size-complex="12pt" style:font-weight-complex="normal"/>
    </style:style>
    <style:style style:name="T5" style:family="text">
      <style:text-properties style:use-window-font-color="true" style:font-name="DejaVu Sans" fo:font-size="12pt" fo:font-weight="normal" officeooo:rsid="0005ccc4" style:font-size-asian="12pt" style:font-weight-asian="normal" style:font-size-complex="12pt" style:font-weight-complex="normal"/>
    </style:style>
    <style:style style:name="T6" style:family="text">
      <style:text-properties style:use-window-font-color="true" style:font-name="DejaVu Sans" fo:font-size="12pt" fo:font-style="italic" fo:font-weight="bold" officeooo:rsid="0005ccc4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style:use-window-font-color="true" style:font-name="DejaVu Sans" fo:font-size="12pt" fo:font-style="italic" fo:font-weight="normal" officeooo:rsid="0005ccc4" style:font-size-asian="12pt" style:font-style-asian="italic" style:font-weight-asian="normal" style:font-size-complex="12pt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SEUDOCODICE</text:span></text:p>
      <text:p text:style-name="P2"><text:span text:style-name="T2"/></text:p>
      <text:p text:style-name="P2"><text:span text:style-name="T2">Nella presentazione delle strutture di dati spesso sarà necessario descrivere un algoritmo per l'esecuzione di un operatore o per la risoluzione di un problema.</text:span></text:p>
      <text:p text:style-name="P2"><text:span text:style-name="T2"/></text:p>
      <text:p text:style-name="P2"><text:span text:style-name="T2">Al fine di potersi astrarre completa</text:span><text:span text:style-name="T2">ente da uno specifico linguaggio di programmazione sarà utile introdurre uno </text:span><text:span text:style-name="T1">pseudolinguaggio</text:span><text:span text:style-name="T2"> con cui esporre tali algoritmi che dunque saranno <text:s/>rappresentati come </text:span><text:span text:style-name="T1">pseudocodice</text:span><text:span text:style-name="T2">.</text:span></text:p>
      <text:p text:style-name="P2"><text:span text:style-name="T2">Ovviamente non esiste uno standard per tale pseudolinguaggio per cui quello qui presentato sarà una convenzione adottata solo a scopo didattico.</text:span></text:p>
      <text:p text:style-name="P2"><text:span text:style-name="T2"/></text:p>
      <text:p text:style-name="P2"><text:span text:style-name="T2">Dunque questo pseudolinguaggio rispetterà le seguenti convenzioni:</text:span></text:p>
      <text:p text:style-name="P2"><text:span text:style-name="T2"/></text:p>
      <text:list xml:id="list1746592103" text:style-name="L1">
        <text:list-item>
          <text:p text:style-name="P3"><text:span text:style-name="T4">uso dell'in</text:span><text:span text:style-name="T5">d</text:span><text:span text:style-name="T4">entazione (rientro verso destra delle righe di codice) serve ad indicare la struttura a blocchi dello pseudocodice per rendere chiaro quando inizia e finisce un blocco</text:span></text:p>
        </text:list-item>
        <text:list-item>
          <text:p text:style-name="P4"><text:span text:style-name="T5">i costrutti iterativi </text:span><text:span text:style-name="T6">while</text:span><text:span text:style-name="T5">, </text:span><text:span text:style-name="T6">for</text:span><text:span text:style-name="T5">, </text:span><text:span text:style-name="T6">repeat</text:span><text:span text:style-name="T5"> e i costrutti condizionali </text:span><text:span text:style-name="T6">if</text:span><text:span text:style-name="T5">, </text:span><text:span text:style-name="T6">then</text:span><text:span text:style-name="T5">, </text:span><text:span text:style-name="T6">else</text:span><text:span text:style-name="T5"> hanno interpretazioni simili a quelli del linguaggio di programmazione Pascal</text:span></text:p>
        </text:list-item>
        <text:list-item>
          <text:p text:style-name="P4"><text:span text:style-name="T5">l'assegnazione di valore ad una variabile è indicata col simbolo </text:span><text:span text:style-name="T3">←</text:span></text:p>
        </text:list-item>
        <text:list-item>
          <text:p text:style-name="P4"><text:span text:style-name="T5">l'elemento di una tabella indicizzata è indicato col dal nome del vettore seguito dall'indice racchiuso da parentesi quadre (esempio: </text:span><text:span text:style-name="T3">v[1]</text:span><text:span text:style-name="T5">)</text:span></text:p>
        </text:list-item>
        <text:list-item>
          <text:p text:style-name="P4"><text:span text:style-name="T5">i parametri formali delle procedure sono indicati senza fornire informazioni sulla modalità di passaggio</text:span></text:p>
        </text:list-item>
        <text:list-item>
          <text:p text:style-name="P4"><text:span text:style-name="T5">gli operatori </text:span><text:span text:style-name="T6">and</text:span><text:span text:style-name="T5"> e </text:span><text:span text:style-name="T6">or</text:span><text:span text:style-name="T5"> sono cortocircuitat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1-28T20:06:49</meta:creation-date>
    <dc:date>2010-11-28T20:26:57</dc:date>
    <dc:creator>packyuser </dc:creator>
    <meta:editing-duration>PT00H20M08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1" meta:paragraph-count="11" meta:word-count="189" meta:character-count="1292"/>
  </office:meta>
</office:document-meta>
</file>